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D400000147A471B62D9EFA199E.png" manifest:media-type="image/png"/>
  <manifest:file-entry manifest:full-path="Pictures/1000000100000361000001AFBF34357917BDEA98.png" manifest:media-type="image/png"/>
  <manifest:file-entry manifest:full-path="Pictures/100000010000042C0000021721C417CB2A1F5E67.png" manifest:media-type="image/png"/>
  <manifest:file-entry manifest:full-path="Pictures/100000010000077400000526F5EEFD4B005D4F2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style style:name="gr1" style:family="graphic" style:parent-style-name="objectwithoutfill">
      <style:graphic-properties svg:stroke-width="0.053cm" svg:stroke-color="#000000" draw:marker-start-width="0.279cm" draw:marker-end="Puščice_20_4" draw:marker-end-width="0.379cm" draw:fill="none" draw:textarea-vertical-align="middle" fo:padding-top="0.151cm" fo:padding-bottom="0.151cm" fo:padding-left="0.276cm" fo:padding-right="0.276cm"/>
    </style:style>
    <style:style style:name="gr2" style:family="graphic" style:parent-style-name="objectwithoutfill">
      <style:graphic-properties draw:stroke="solid" svg:stroke-width="0.053cm" svg:stroke-color="#000000" draw:marker-start-width="0.279cm" draw:marker-end="Puščice_20_5" draw:marker-end-width="0.379cm" draw:fill="none" draw:textarea-vertical-align="middle" fo:padding-top="0.151cm" fo:padding-bottom="0.151cm" fo:padding-left="0.276cm" fo:padding-right="0.276cm"/>
    </style:style>
    <style:style style:name="gr3" style:family="graphic" style:parent-style-name="objectwithoutfill">
      <style:graphic-properties svg:stroke-width="0.035cm" svg:stroke-color="#808080" draw:marker-start-width="0.252cm" draw:marker-end-width="0.252cm" draw:fill="none" draw:textarea-vertical-align="middle" fo:padding-top="0.142cm" fo:padding-bottom="0.142cm" fo:padding-left="0.267cm" fo:padding-right="0.267cm"/>
    </style:style>
    <style:style style:name="gr4" style:family="graphic" style:parent-style-name="standard">
      <style:graphic-properties svg:stroke-opacity="0%" draw:fill-color="#000000" draw:textarea-horizontal-align="justify" draw:textarea-vertical-align="middle" draw:auto-grow-height="false" fo:min-height="0cm" fo:min-width="0cm" fo:wrap-option="wrap"/>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0.395cm"/>
      <style:paragraph-properties style:writing-mode="lr-tb"/>
    </style:style>
    <style:style style:name="gr6" style:family="graphic" style:parent-style-name="standard">
      <style:graphic-properties svg:stroke-width="0.035cm" svg:stroke-color="#808080" draw:marker-start-width="0.252cm" draw:marker-end-width="0.252cm" draw:opacity="0%" draw:textarea-horizontal-align="justify" draw:textarea-vertical-align="middle" draw:auto-grow-height="false" fo:min-height="2.25cm" fo:min-width="2.5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556cm"/>
      <style:paragraph-properties style:writing-mode="lr-tb"/>
    </style:style>
    <style:style style:name="gr8" style:family="graphic" style:parent-style-name="objectwithoutfill">
      <style:graphic-properties draw:stroke="dash" draw:stroke-dash="Double_20_Dash" svg:stroke-width="0.053cm" svg:stroke-color="#808080" draw:marker-start-width="0.279cm" draw:marker-end-width="0.279cm" svg:stroke-linecap="butt" draw:fill="none" draw:textarea-vertical-align="middle" fo:padding-top="0.151cm" fo:padding-bottom="0.151cm" fo:padding-left="0.276cm" fo:padding-right="0.276cm"/>
    </style:style>
    <style:style style:name="gr9" style:family="graphic" style:parent-style-name="objectwithoutfill">
      <style:graphic-properties svg:stroke-width="0.035cm" svg:stroke-color="#000000" draw:marker-start-width="0.252cm" draw:marker-end="Puščice_20_6" draw:marker-end-width="0.352cm" draw:fill="none" draw:textarea-vertical-align="middle" fo:padding-top="0.142cm" fo:padding-bottom="0.142cm" fo:padding-left="0.267cm" fo:padding-right="0.267cm"/>
    </style:style>
    <style:style style:name="gr10" style:family="graphic" style:parent-style-name="objectwithoutfill">
      <style:graphic-properties svg:stroke-width="0.035cm" svg:stroke-color="#000000" draw:marker-start-width="0.252cm" draw:marker-end="Puščice_20_7" draw:marker-end-width="0.352cm" draw:fill="none" draw:textarea-vertical-align="middle" fo:padding-top="0.142cm" fo:padding-bottom="0.142cm" fo:padding-left="0.267cm" fo:padding-right="0.267cm"/>
    </style:style>
    <style:style style:name="gr11" style:family="graphic" style:parent-style-name="standard">
      <style:graphic-properties svg:stroke-width="0.141cm" svg:stroke-color="#000000" draw:marker-start-width="0.412cm" draw:marker-end-width="0.412cm" draw:fill="none" draw:textarea-horizontal-align="justify" draw:textarea-vertical-align="middle" draw:auto-grow-height="false" fo:min-height="0.167cm" fo:min-width="0.25cm" fo:padding-top="0.196cm" fo:padding-bottom="0.196cm" fo:padding-left="0.321cm" fo:padding-right="0.321cm"/>
    </style:style>
    <style:style style:name="gr12" style:family="graphic" style:parent-style-name="objectwithoutfill">
      <style:graphic-properties svg:stroke-width="0.176cm" svg:stroke-color="#000000" draw:marker-start-width="0.465cm" draw:marker-end="Puščice_20_8" draw:marker-end-width="0.465cm" svg:stroke-opacity="100%" draw:fill="none" draw:textarea-vertical-align="middle" fo:padding-top="0.214cm" fo:padding-bottom="0.214cm" fo:padding-left="0.339cm" fo:padding-right="0.339cm"/>
    </style:style>
    <style:style style:name="gr13" style:family="graphic" style:parent-style-name="standard">
      <style:graphic-properties draw:stroke="none" svg:stroke-color="#000000" draw:fill="none" draw:fill-color="#ffffff" draw:textarea-horizontal-align="left" draw:auto-grow-height="true" draw:auto-grow-width="true" fo:min-height="0.788cm" fo:min-width="0.625cm"/>
      <style:paragraph-properties style:writing-mode="lr-tb"/>
    </style:style>
    <style:style style:name="gr14" style:family="graphic" style:parent-style-name="standard">
      <style:graphic-properties svg:stroke-color="#000000"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841cm" fo:min-width="0.625cm"/>
      <style:paragraph-properties style:writing-mode="lr-tb"/>
    </style:style>
    <style:style style:name="gr16" style:family="graphic" style:parent-style-name="objectwithoutfill">
      <style:graphic-properties svg:stroke-width="0.053cm" svg:stroke-color="#000000" draw:marker-start-width="0.279cm" draw:marker-end="Puščice_20_9" draw:marker-end-width="0.379cm" draw:fill="none" draw:textarea-vertical-align="middle" fo:padding-top="0.151cm" fo:padding-bottom="0.151cm" fo:padding-left="0.276cm" fo:padding-right="0.276cm"/>
    </style:style>
    <style:style style:name="gr17" style:family="graphic" style:parent-style-name="objectwithoutfill">
      <style:graphic-properties svg:stroke-width="0.053cm" svg:stroke-color="#000000" draw:marker-start-width="0.279cm" draw:marker-end="Puščice_20_10" draw:marker-end-width="0.379cm" draw:fill="none"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fo:min-height="0.75cm"/>
      <style:paragraph-properties style:writing-mode="lr-tb"/>
    </style:style>
    <style:style style:name="gr19" style:family="graphic" style:parent-style-name="standard">
      <style:graphic-properties draw:stroke="none" svg:stroke-color="#000000" draw:fill="none" draw:fill-color="#ffffff" fo:min-height="1cm"/>
      <style:paragraph-properties style:writing-mode="lr-tb"/>
    </style:style>
    <style:style style:name="gr20" style:family="graphic" style:parent-style-name="standard">
      <style:graphic-properties svg:stroke-opacity="0%" draw:fill-color="#808080" draw:textarea-horizontal-align="justify" draw:textarea-vertical-align="middle" draw:auto-grow-height="false" fo:min-height="0cm" fo:min-width="0cm" fo:wrap-option="wrap"/>
    </style:style>
    <style:style style:name="gr21" style:family="graphic" style:parent-style-name="standard">
      <style:graphic-properties draw:stroke="none" svg:stroke-color="#000000" draw:fill="none" draw:fill-color="#ffffff" draw:textarea-horizontal-align="left" draw:auto-grow-height="true" draw:auto-grow-width="true" fo:min-height="1.576cm" fo:min-width="0.823cm"/>
      <style:paragraph-properties style:writing-mode="lr-tb"/>
    </style:style>
    <style:style style:name="gr22" style:family="graphic" style:parent-style-name="objectwithoutfill">
      <style:graphic-properties svg:stroke-width="0.053cm" svg:stroke-color="#000000" draw:marker-start-width="0.279cm" draw:marker-end="Puščice_20_13" draw:marker-end-width="0.379cm" draw:fill="none" draw:textarea-vertical-align="middle" fo:padding-top="0.151cm" fo:padding-bottom="0.151cm" fo:padding-left="0.276cm" fo:padding-right="0.276cm"/>
    </style:style>
    <style:style style:name="gr23" style:family="graphic" style:parent-style-name="objectwithoutfill">
      <style:graphic-properties svg:stroke-width="0.053cm" svg:stroke-color="#000000" draw:marker-start-width="0.279cm" draw:marker-end="Puščice_20_14" draw:marker-end-width="0.379cm" draw:fill="none" draw:textarea-vertical-align="middle" fo:padding-top="0.151cm" fo:padding-bottom="0.151cm" fo:padding-left="0.276cm" fo:padding-right="0.276cm"/>
    </style:style>
    <style:style style:name="gr24" style:family="graphic" style:parent-style-name="objectwithoutfill">
      <style:graphic-properties svg:stroke-width="0.028cm" svg:stroke-color="#b6b6b6" draw:marker-start-width="0.242cm" draw:marker-end-width="0.242cm" draw:fill="none" draw:textarea-vertical-align="middle" fo:padding-top="0.139cm" fo:padding-bottom="0.139cm" fo:padding-left="0.264cm" fo:padding-right="0.264cm"/>
    </style:style>
    <style:style style:name="gr2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6" style:family="graphic" style:parent-style-name="objectwithoutfill">
      <style:graphic-properties draw:stroke="solid" svg:stroke-width="0.053cm" svg:stroke-color="#000000" draw:marker-start-width="0.279cm" draw:marker-end="Puščice_20_15" draw:marker-end-width="0.379cm" draw:fill="none" draw:textarea-vertical-align="middle" fo:padding-top="0.151cm" fo:padding-bottom="0.151cm" fo:padding-left="0.276cm" fo:padding-right="0.276cm"/>
    </style:style>
    <style:style style:name="gr27" style:family="graphic" style:parent-style-name="objectwithoutfill">
      <style:graphic-properties draw:stroke="solid" svg:stroke-width="0.053cm" svg:stroke-color="#000000" draw:marker-start-width="0.279cm" draw:marker-end="Puščice_20_16" draw:marker-end-width="0.379cm" draw:fill="none" draw:textarea-vertical-align="middle" fo:padding-top="0.151cm" fo:padding-bottom="0.151cm" fo:padding-left="0.276cm" fo:padding-right="0.276cm"/>
    </style:style>
    <style:style style:name="gr28" style:family="graphic" style:parent-style-name="objectwithoutfill">
      <style:graphic-properties draw:stroke="solid" svg:stroke-width="0.053cm" svg:stroke-color="#000000" draw:marker-start-width="0.279cm" draw:marker-end="Puščice_20_17" draw:marker-end-width="0.379cm" draw:fill="none" draw:textarea-vertical-align="middle" fo:padding-top="0.151cm" fo:padding-bottom="0.151cm" fo:padding-left="0.276cm" fo:padding-right="0.276cm"/>
    </style:style>
    <style:style style:name="gr29" style:family="graphic" style:parent-style-name="Predmet_20_brez_20_polnila_20_in_20_brez_20_črt">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color="#808080" svg:stroke-opacity="0%" draw:fill-color="#808080" draw:textarea-horizontal-align="justify" draw:textarea-vertical-align="middle" draw:auto-grow-height="false" fo:min-height="0cm" fo:min-width="0cm" fo:wrap-option="wrap"/>
    </style:style>
    <style:style style:name="gr31" style:family="graphic" style:parent-style-name="standard">
      <style:graphic-properties draw:stroke="none" svg:stroke-color="#000000" draw:fill="none" draw:fill-color="#ffffff" draw:textarea-horizontal-align="left" draw:auto-grow-height="true" draw:auto-grow-width="true" fo:min-height="0.75cm" fo:min-width="0.556cm"/>
      <style:paragraph-properties style:writing-mode="lr-tb"/>
    </style:style>
    <style:style style:name="gr32"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33" style:family="graphic" style:parent-style-name="Predmet_20_brez_20_polnila_20_in_20_brez_20_črt">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objectwithoutfill">
      <style:graphic-properties draw:marker-end="Puščice_20_19" draw:marker-end-width="0.3cm" draw:fill="none" draw:textarea-vertical-align="middle"/>
    </style:style>
    <style:style style:name="gr35" style:family="graphic" style:parent-style-name="objectwithoutfill">
      <style:graphic-properties draw:marker-end="Puščice_20_20"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opacity="0%"/>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center" style:writing-mode="lr-tb"/>
    </style:style>
    <style:style style:name="P7" style:family="paragraph">
      <loext:graphic-properties draw:fill="none" draw:fill-color="#ffffff"/>
      <style:paragraph-properties style:writing-mode="lr-tb"/>
      <style:text-properties fo:font-size="20pt" style:font-size-asian="20pt" style:font-size-complex="20pt"/>
    </style:style>
    <style:style style:name="P8" style:family="paragraph">
      <style:paragraph-properties fo:text-align="center"/>
    </style:style>
    <style:style style:name="P9" style:family="paragraph">
      <loext:graphic-properties draw:fill-color="#808080"/>
      <style:paragraph-properties fo:text-align="center"/>
    </style:style>
    <style:style style:name="P10" style:family="paragraph">
      <loext:graphic-properties draw:fill="none" draw:fill-color="#ffffff"/>
      <style:paragraph-properties style:writing-mode="lr-tb"/>
      <style:text-properties fo:color="#808080" loext:opacity="100%"/>
    </style:style>
    <style:style style:name="P11" style:family="paragraph">
      <loext:graphic-properties draw:fill="none" draw:fill-color="#ffffff"/>
      <style:paragraph-properties style:writing-mode="lr-tb"/>
      <style:text-properties fo:font-size="40pt" style:font-size-asian="40pt" style:font-size-complex="40pt"/>
    </style:style>
    <style:style style:name="P12" style:family="paragraph">
      <style:text-properties fo:font-size="18pt" style:font-size-asian="18pt" style:font-size-complex="18pt"/>
    </style:style>
    <style:style style:name="P13" style:family="paragraph">
      <loext:graphic-properties draw:fill="none" draw:fill-color="#ffffff"/>
      <style:paragraph-properties style:writing-mode="lr-tb"/>
      <style:text-properties fo:font-size="18pt" style:font-size-asian="18pt" style:font-size-complex="18pt"/>
    </style:style>
    <style:style style:name="T1" style:family="text">
      <style:text-properties fo:font-size="12pt" style:font-size-asian="12pt" style:font-size-complex="12pt"/>
    </style:style>
    <style:style style:name="T2" style:family="text">
      <style:text-properties style:text-position="-8% 58%" fo:font-size="12pt" style:font-size-asian="12pt" style:font-size-complex="12pt"/>
    </style:style>
    <style:style style:name="T3" style:family="text">
      <style:text-properties style:text-position="-8% 58%"/>
    </style:style>
    <style:style style:name="T4" style:family="text">
      <style:text-properties style:text-position="0% 100%" fo:font-size="12pt" style:font-size-asian="12pt" style:font-size-complex="12pt"/>
    </style:style>
    <style:style style:name="T5" style:family="text">
      <style:text-properties style:font-name="Liberation Sans2" fo:font-size="20pt" style:font-name-asian="Liberation Sans2" style:font-size-asian="20pt" style:font-name-complex="Liberation Sans2" style:font-size-complex="20pt"/>
    </style:style>
    <style:style style:name="T6" style:family="text">
      <style:text-properties style:text-position="-8% 58%" style:font-name="Liberation Sans" fo:font-size="20pt" style:font-name-asian="Liberation Sans2" style:font-size-asian="20pt" style:font-name-complex="Liberation Sans2" style:font-size-complex="20pt"/>
    </style:style>
    <style:style style:name="T7" style:family="text">
      <style:text-properties style:text-position="0% 100%" style:font-name="Liberation Sans2" fo:font-size="20pt" style:font-name-asian="Liberation Sans2" style:font-size-asian="20pt" style:font-name-complex="Liberation Sans2" style:font-size-complex="20pt"/>
    </style:style>
    <style:style style:name="T8" style:family="text">
      <style:text-properties fo:color="#808080" loext:opacity="100%"/>
    </style:style>
    <style:style style:name="T9" style:family="text">
      <style:text-properties fo:color="#808080" loext:opacity="100%" style:text-position="-8% 58%"/>
    </style:style>
    <style:style style:name="T10" style:family="text">
      <style:text-properties fo:font-size="40pt" style:font-size-asian="40pt" style:font-size-complex="40pt"/>
    </style:style>
    <style:style style:name="T11" style:family="text">
      <style:text-properties style:font-name="Liberation Sans2" style:font-name-asian="Liberation Sans2" style:font-name-complex="Liberation Sans2"/>
    </style:style>
    <style:style style:name="T12" style:family="text">
      <style:text-properties style:text-position="-8% 58%" style:font-name="Liberation Sans" style:font-name-asian="Liberation Sans2" style:font-name-complex="Liberation Sans2"/>
    </style:style>
    <style:style style:name="T13" style:family="text">
      <style:text-properties style:font-name-asian="Liberation Sans2" style:font-name-complex="Liberation Sans2"/>
    </style:style>
    <style:style style:name="T1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ivzeto">
        <draw:connector draw:style-name="gr1" draw:text-style-name="P1" draw:layer="layout" draw:type="line" svg:x1="4.194cm" svg:y1="14.25cm" svg:x2="4.194cm" svg:y2="2.051cm" draw:start-shape="id1" draw:start-glue-point="3" svg:d="M4194 14250v-12199" svg:viewBox="0 0 1 12200">
          <text:p/>
        </draw:connector>
        <draw:line draw:style-name="gr2" draw:text-style-name="P1" xml:id="id1" draw:id="id1" draw:layer="layout" svg:x1="4.194cm" svg:y1="14.25cm" svg:x2="21.444cm" svg:y2="14.25cm">
          <text:p/>
        </draw:line>
        <draw:path draw:style-name="gr3" draw:text-style-name="P1" draw:layer="layout" svg:width="6.22cm" svg:height="6.958cm" draw:transform="rotate (0.110653874576441) translate (4.366cm 7.845cm)" svg:viewBox="0 0 6221 6959" svg:d="M0 0c387 53 782 153 1091 412 393 329 617 781 908 1190 257 359 507 742 620 1182 99 389 311 729 483 1094 222 472 536 910 925 1264 326 297 550 713 964 906 293 137 462 435 760 568l289 227 181 116">
          <text:p/>
        </draw:path>
        <draw:path draw:style-name="gr3" draw:text-style-name="P1" draw:layer="layout" svg:width="4.917cm" svg:height="4.954cm" draw:transform="rotate (-1.5707963267949) translate (20.722cm 2.626cm)" svg:viewBox="0 0 4918 4955" svg:d="M0 4955c353-7 707 22 1058-48 465-93 954-107 1395-289 292-120 614-197 842-432 308-318 612-664 794-1083 134-310 229-633 288-962 72-402 241-778 313-1179 58-323 281-620 216-962">
          <text:p/>
        </draw:path>
        <draw:custom-shape draw:style-name="gr4" draw:text-style-name="P2" draw:layer="layout" svg:width="0.15cm" svg:height="0.15cm" svg:x="7.526cm" svg:y="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0.895cm" svg:height="0.725cm" svg:x="6.444cm" svg:y="10.025cm">
          <draw:text-box>
            <text:p><text:span text:style-name="T1">T</text:span><text:span text:style-name="T2">1</text:span></text:p>
          </draw:text-box>
        </draw:frame>
        <draw:custom-shape draw:style-name="gr4" draw:text-style-name="P2" draw:layer="layout" svg:width="0.15cm" svg:height="0.15cm" svg:x="7.149cm" svg:y="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044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15cm" svg:y="1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15cm" svg:y="1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15cm" svg:y="10.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777cm" svg:y="12.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694cm" svg:y="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544cm" svg:y="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694cm" svg:y="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0.895cm" svg:height="0.725cm" svg:x="5.944cm" svg:y="9.275cm">
          <draw:text-box>
            <text:p><text:span text:style-name="T1">T</text:span><text:span text:style-name="T2">2</text:span></text:p>
          </draw:text-box>
        </draw:frame>
        <draw:frame draw:style-name="gr5" draw:text-style-name="P3" draw:layer="layout" svg:width="0.895cm" svg:height="0.725cm" svg:x="6.799cm" svg:y="10.75cm">
          <draw:text-box>
            <text:p><text:span text:style-name="T1">T</text:span><text:span text:style-name="T2">3</text:span></text:p>
          </draw:text-box>
        </draw:frame>
        <draw:custom-shape draw:style-name="gr6" draw:text-style-name="P4" draw:layer="layout" svg:width="3cm" svg:height="2.5cm" svg:x="5.694cm" svg:y="8.886cm">
          <text:p/>
          <draw:enhanced-geometry svg:viewBox="0 0 21600 21600" draw:type="rectangle" draw:enhanced-path="M 0 0 L 21600 0 21600 21600 0 21600 0 0 Z N"/>
        </draw:custom-shape>
        <draw:custom-shape draw:style-name="gr4" draw:text-style-name="P2" draw:layer="layout" svg:width="0.15cm" svg:height="0.15cm" svg:x="16.288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805cm" svg:y="4.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706cm" svg:y="2.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889cm" svg:y="6.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9.702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056cm" svg:height="0.962cm" svg:x="21.444cm" svg:y="13.75cm">
          <draw:text-box>
            <text:p>θ<text:span text:style-name="T3">1</text:span></text:p>
          </draw:text-box>
        </draw:frame>
        <draw:frame draw:style-name="gr7" draw:text-style-name="P5" draw:layer="layout" svg:width="1.056cm" svg:height="0.962cm" svg:x="3.694cm" svg:y="1cm">
          <draw:text-box>
            <text:p>θ<text:span text:style-name="T3">2</text:span></text:p>
          </draw:text-box>
        </draw:frame>
        <draw:frame draw:style-name="gr5" draw:text-style-name="P3" draw:layer="layout" svg:width="0.895cm" svg:height="0.725cm" svg:x="8.645cm" svg:y="9.826cm">
          <draw:text-box>
            <text:p><text:span text:style-name="T4">s</text:span><text:span text:style-name="T2">2</text:span></text:p>
          </draw:text-box>
        </draw:frame>
        <draw:frame draw:style-name="gr5" draw:text-style-name="P3" draw:layer="layout" svg:width="0.895cm" svg:height="0.725cm" svg:x="6.762cm" svg:y="8.245cm">
          <draw:text-box>
            <text:p><text:span text:style-name="T4">s</text:span><text:span text:style-name="T2">1</text:span></text:p>
          </draw:text-box>
        </draw:frame>
      </draw:page>
      <draw:page draw:name="page2" draw:style-name="dp1" draw:master-page-name="Privzeto">
        <draw:line draw:style-name="gr8" draw:text-style-name="P1" draw:layer="layout" svg:x1="10.124cm" svg:y1="5.937cm" svg:x2="17.5cm" svg:y2="5.926cm">
          <text:p/>
        </draw:line>
        <draw:connector draw:style-name="gr9" draw:text-style-name="P1" xml:id="id2" draw:id="id2" draw:layer="layout" draw:type="line" svg:x1="4.731cm" svg:y1="14cm" svg:x2="23.5cm" svg:y2="13.962cm" svg:d="M4731 14000l18769-38" svg:viewBox="0 0 18770 39">
          <text:p/>
        </draw:connector>
        <draw:connector draw:style-name="gr10" draw:text-style-name="P1" draw:layer="layout" draw:type="line" svg:x1="4.731cm" svg:y1="14cm" svg:x2="4.688cm" svg:y2="1.484cm" draw:start-shape="id2" draw:start-glue-point="2" svg:d="M4731 14000l-43-12516" svg:viewBox="0 0 44 12517">
          <text:p/>
        </draw:connector>
        <draw:custom-shape draw:style-name="gr11" draw:text-style-name="P1" draw:layer="layout" svg:width="1.5cm" svg:height="1.25cm" svg:x="4cm" svg:y="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2" draw:text-style-name="P1" draw:layer="layout" svg:x1="4.75cm" svg:y1="14cm" svg:x2="10.25cm" svg:y2="5.75cm">
          <text:p/>
        </draw:line>
        <draw:line draw:style-name="gr12" draw:text-style-name="P6" draw:layer="layout" svg:x1="10.08cm" svg:y1="5.926cm" svg:x2="17.75cm" svg:y2="3.5cm">
          <text:p/>
        </draw:line>
        <draw:frame draw:style-name="gr13" draw:text-style-name="P7" draw:layer="layout" svg:width="1.125cm" svg:height="1.038cm" svg:x="5.825cm" svg:y="12.75cm">
          <draw:text-box>
            <text:p><text:span text:style-name="T5">θ</text:span><text:span text:style-name="T6">1</text:span></text:p>
          </draw:text-box>
        </draw:frame>
        <draw:frame draw:style-name="gr13" draw:text-style-name="P7" draw:layer="layout" svg:width="1.125cm" svg:height="1.038cm" svg:x="12.945cm" svg:y="4.96cm">
          <draw:text-box>
            <text:p><text:span text:style-name="T5">θ</text:span><text:span text:style-name="T6">2</text:span></text:p>
          </draw:text-box>
        </draw:frame>
        <draw:circle draw:style-name="gr14" draw:text-style-name="P8" draw:layer="layout" svg:width="5.5cm" svg:height="5.5cm" svg:x="2cm" svg:y="11.215cm" draw:kind="arc" draw:start-angle="359.04" draw:end-angle="56.04">
          <text:p/>
        </draw:circle>
        <draw:ellipse draw:style-name="gr14" draw:text-style-name="P8" draw:layer="layout" svg:width="9.7cm" svg:height="8.384cm" svg:x="5.141cm" svg:y="1.635cm" draw:kind="arc" draw:start-angle="359.04" draw:end-angle="17.55">
          <text:p/>
        </draw:ellipse>
        <draw:frame draw:style-name="gr13" draw:text-style-name="P7" draw:layer="layout" svg:width="1.125cm" svg:height="1.038cm" draw:transform="rotate (0.994837673636768) translate (6.347cm 9.5cm)">
          <draw:text-box>
            <text:p><text:span text:style-name="T7">L</text:span><text:span text:style-name="T6">1</text:span></text:p>
          </draw:text-box>
        </draw:frame>
        <draw:frame draw:style-name="gr13" draw:text-style-name="P7" draw:layer="layout" svg:width="1.125cm" svg:height="1.038cm" draw:transform="rotate (0.303687289847013) translate (13.257cm 3.87cm)">
          <draw:text-box>
            <text:p><text:span text:style-name="T7">L</text:span><text:span text:style-name="T6">2</text:span></text:p>
          </draw:text-box>
        </draw:frame>
        <draw:line draw:style-name="gr12" draw:text-style-name="P6" draw:layer="layout" svg:x1="17.5cm" svg:y1="3.558cm" svg:x2="20.25cm" svg:y2="1.058cm">
          <text:p/>
        </draw:line>
        <draw:frame draw:style-name="gr13" draw:text-style-name="P7" draw:layer="layout" svg:width="1.125cm" svg:height="1.038cm" svg:x="18.582cm" svg:y="2.482cm">
          <draw:text-box>
            <text:p><text:span text:style-name="T5">θ</text:span><text:span text:style-name="T6">3</text:span></text:p>
          </draw:text-box>
        </draw:frame>
        <draw:ellipse draw:style-name="gr14" draw:text-style-name="P8" draw:layer="layout" svg:width="9.7cm" svg:height="8.384cm" svg:x="10.562cm" svg:y="-0.723cm" draw:kind="arc" draw:start-angle="359.04" draw:end-angle="26.87">
          <text:p/>
        </draw:ellipse>
        <draw:line draw:style-name="gr8" draw:text-style-name="P1" draw:layer="layout" svg:x1="17.799cm" svg:y1="3.577cm" svg:x2="20.32cm" svg:y2="3.577cm">
          <text:p/>
        </draw:line>
        <draw:frame draw:style-name="gr15" draw:text-style-name="P7" draw:layer="layout" svg:width="1.125cm" svg:height="1.091cm" draw:transform="rotate (0.754331302711949) translate (17.822cm 1.931cm)">
          <draw:text-box>
            <text:p><text:span text:style-name="T7">L</text:span><text:span text:style-name="T6">3</text:span></text:p>
          </draw:text-box>
        </draw:frame>
        <draw:frame draw:style-name="gr7" draw:text-style-name="P5" draw:layer="layout" svg:width="1.056cm" svg:height="0.962cm" svg:x="23.595cm" svg:y="13.448cm">
          <draw:text-box>
            <text:p>x</text:p>
          </draw:text-box>
        </draw:frame>
        <draw:frame draw:style-name="gr7" draw:text-style-name="P5" draw:layer="layout" svg:width="1.056cm" svg:height="0.962cm" svg:x="4.295cm" svg:y="0.448cm">
          <draw:text-box>
            <text:p>y</text:p>
          </draw:text-box>
        </draw:frame>
      </draw:page>
      <draw:page draw:name="page3" draw:style-name="dp1" draw:master-page-name="Privzeto">
        <draw:line draw:style-name="gr16" draw:text-style-name="P1" draw:layer="layout" svg:x1="3.739cm" svg:y1="14.094cm" svg:x2="3.739cm" svg:y2="1.594cm">
          <text:p/>
        </draw:line>
        <draw:line draw:style-name="gr17" draw:text-style-name="P1" draw:layer="layout" svg:x1="3.739cm" svg:y1="14.094cm" svg:x2="23.739cm" svg:y2="14.094cm">
          <text:p/>
        </draw:line>
        <draw:custom-shape draw:style-name="gr4" draw:text-style-name="P2" draw:layer="layout" svg:width="0.15cm" svg:height="0.15cm" svg:x="3.985cm" svg:y="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252cm" svg:y="8.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538cm" svg:y="8.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867cm" svg:y="8.8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134cm" svg:y="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363cm" svg:y="9.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497cm" svg:y="9.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612cm" svg:y="10.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841cm" svg:y="10.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108cm" svg:y="10.6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356cm" svg:y="10.9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661cm" svg:y="11.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6.947cm" svg:y="11.2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309cm" svg:y="11.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7.652cm" svg:y="11.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071cm" svg:y="11.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433cm" svg:y="1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719cm" svg:y="11.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8.872cm" svg:y="12.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082cm" svg:y="12.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254cm" svg:y="12.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407cm" svg:y="12.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604cm" svg:y="1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705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9.858cm" svg:y="13.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706cm" svg:y="4.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487cm" svg:y="4.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488cm" svg:y="4.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687cm" svg:y="5.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93cm" svg:y="4.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7.997cm" svg:y="4.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5" draw:layer="layout" svg:width="2.25cm" svg:height="1cm" svg:x="5.5cm" svg:y="11.5cm">
          <draw:text-box>
            <text:p>M<text:span text:style-name="T3">1</text:span></text:p>
          </draw:text-box>
        </draw:frame>
        <draw:frame draw:style-name="gr19" draw:text-style-name="P5" draw:layer="layout" svg:width="1.25cm" svg:height="1.25cm" svg:x="16.68cm" svg:y="5.097cm">
          <draw:text-box>
            <text:p>M<text:span text:style-name="T3">2</text:span></text:p>
          </draw:text-box>
        </draw:frame>
        <draw:custom-shape draw:style-name="gr20" draw:text-style-name="P9" draw:layer="layout" svg:width="0.15cm" svg:height="0.15cm" svg:x="8.563cm" svg:y="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8.925cm" svg:y="10.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9.211cm" svg:y="10.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9.364cm" svg:y="11.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9.574cm" svg:y="11.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9.746cm" svg:y="1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9.899cm" svg:y="12.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10.096cm" svg:y="12.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10.197cm" svg:y="12.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10.35cm" svg:y="12.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4.727cm" svg:y="7.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4.994cm" svg:y="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5.2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5.609cm" svg:y="8.0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5.876cm" svg:y="8.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6.105cm" svg:y="8.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6.239cm" svg:y="8.9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6.354cm" svg:y="9.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6.583cm" svg:y="9.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4.42cm" svg:y="7.0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4.045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10.505cm" svg:y="13.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9" draw:layer="layout" svg:width="0.15cm" svg:height="0.15cm" svg:x="10.682cm" svg:y="13.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2.25cm" svg:height="1cm" svg:x="5.25cm" svg:y="6.25cm">
          <draw:text-box>
            <text:p><text:span text:style-name="T8">M’</text:span><text:span text:style-name="T9">1</text:span></text:p>
          </draw:text-box>
        </draw:frame>
        <draw:frame draw:style-name="gr18" draw:text-style-name="P10" draw:layer="layout" svg:width="2.25cm" svg:height="1cm" svg:x="10.5cm" svg:y="11.25cm">
          <draw:text-box>
            <text:p><text:span text:style-name="T8">M’</text:span><text:span text:style-name="T9">2</text:span></text:p>
          </draw:text-box>
        </draw:frame>
        <draw:frame draw:style-name="gr7" draw:text-style-name="P5" draw:layer="layout" svg:width="1.056cm" svg:height="0.962cm" svg:x="3.25cm" svg:y="0.288cm">
          <draw:text-box>
            <text:p>θ<text:span text:style-name="T3">2</text:span></text:p>
          </draw:text-box>
        </draw:frame>
        <draw:frame draw:style-name="gr7" draw:text-style-name="P5" draw:layer="layout" svg:width="1.056cm" svg:height="0.962cm" svg:x="3.25cm" svg:y="0.288cm">
          <draw:text-box>
            <text:p>θ<text:span text:style-name="T3">2</text:span></text:p>
          </draw:text-box>
        </draw:frame>
        <draw:frame draw:style-name="gr7" draw:text-style-name="P5" draw:layer="layout" svg:width="1.056cm" svg:height="0.962cm" svg:x="24.05cm" svg:y="13.588cm">
          <draw:text-box>
            <text:p>θ<text:span text:style-name="T3">1</text:span></text:p>
          </draw:text-box>
        </draw:frame>
      </draw:page>
      <draw:page draw:name="page4" draw:style-name="dp1" draw:master-page-name="Privzeto">
        <draw:frame draw:style-name="gr21" draw:text-style-name="P11" draw:layer="layout" svg:width="1.323cm" svg:height="1.826cm" svg:x="8.374cm" svg:y="7.5cm">
          <draw:text-box>
            <text:p><text:span text:style-name="T10">+</text:span></text:p>
          </draw:text-box>
        </draw:frame>
        <draw:frame draw:style-name="gr21" draw:text-style-name="P11" draw:layer="layout" svg:width="1.323cm" svg:height="1.826cm" svg:x="17.671cm" svg:y="7.25cm">
          <draw:text-box>
            <text:p><text:span text:style-name="T10">=</text:span></text:p>
          </draw:text-box>
        </draw:frame>
        <draw:connector draw:style-name="gr22" draw:text-style-name="P1" xml:id="id3" draw:id="id3" draw:layer="layout" draw:type="line" svg:x1="0.781cm" svg:y1="10.292cm" svg:x2="0.781cm" svg:y2="4.498cm" svg:d="M781 10292v-5794" svg:viewBox="0 0 1 5795">
          <text:p/>
        </draw:connector>
        <draw:connector draw:style-name="gr23" draw:text-style-name="P1" draw:layer="layout" draw:type="line" svg:x1="0.781cm" svg:y1="10.292cm" svg:x2="7.608cm" svg:y2="10.292cm" draw:start-shape="id3" draw:start-glue-point="2" svg:d="M781 10292h6827" svg:viewBox="0 0 6828 1">
          <text:p/>
        </draw:connector>
        <draw:frame draw:style-name="gr7" draw:text-style-name="P5" draw:layer="layout" svg:width="1.056cm" svg:height="0.962cm" svg:x="7.55cm" svg:y="9.788cm">
          <draw:text-box>
            <text:p><text:span text:style-name="T11">θ</text:span><text:span text:style-name="T12">1</text:span></text:p>
          </draw:text-box>
        </draw:frame>
        <draw:frame draw:style-name="gr7" draw:text-style-name="P5" draw:layer="layout" svg:width="1.056cm" svg:height="0.962cm" svg:x="0.244cm" svg:y="3.5cm">
          <draw:text-box>
            <text:p><text:span text:style-name="T11">θ</text:span><text:span text:style-name="T12">2</text:span></text:p>
          </draw:text-box>
        </draw:frame>
        <draw:connector draw:style-name="gr24" draw:text-style-name="P1" draw:layer="layout" draw:type="line" svg:x1="1.753cm" svg:y1="4.615cm" svg:x2="1.753cm" svg:y2="10.262cm" svg:d="M1753 4615v5647" svg:viewBox="0 0 1 5648">
          <text:p/>
        </draw:connector>
        <draw:connector draw:style-name="gr24" draw:text-style-name="P1" draw:layer="layout" draw:type="line" svg:x1="2.76cm" svg:y1="4.616cm" svg:x2="2.76cm" svg:y2="10.263cm" svg:d="M2760 4616v5647" svg:viewBox="0 0 1 5648">
          <text:p/>
        </draw:connector>
        <draw:connector draw:style-name="gr24" draw:text-style-name="P1" draw:layer="layout" draw:type="line" svg:x1="3.766cm" svg:y1="4.617cm" svg:x2="3.766cm" svg:y2="10.264cm" svg:d="M3766 4617v5647" svg:viewBox="0 0 1 5648">
          <text:p/>
        </draw:connector>
        <draw:connector draw:style-name="gr24" draw:text-style-name="P1" draw:layer="layout" draw:type="line" svg:x1="4.773cm" svg:y1="4.618cm" svg:x2="4.773cm" svg:y2="10.265cm" svg:d="M4773 4618v5647" svg:viewBox="0 0 1 5648">
          <text:p/>
        </draw:connector>
        <draw:connector draw:style-name="gr24" draw:text-style-name="P1" draw:layer="layout" draw:type="line" svg:x1="5.779cm" svg:y1="4.619cm" svg:x2="5.779cm" svg:y2="10.266cm" svg:d="M5779 4619v5647" svg:viewBox="0 0 1 5648">
          <text:p/>
        </draw:connector>
        <draw:connector draw:style-name="gr24" draw:text-style-name="P1" draw:layer="layout" draw:type="line" svg:x1="6.786cm" svg:y1="4.62cm" svg:x2="6.786cm" svg:y2="10.267cm" svg:d="M6786 4620v5647" svg:viewBox="0 0 1 5648">
          <text:p/>
        </draw:connector>
        <draw:connector draw:style-name="gr24" draw:text-style-name="P1" draw:layer="layout" draw:type="line" svg:x1="1.25cm" svg:y1="4.616cm" svg:x2="1.25cm" svg:y2="10.263cm" svg:d="M1250 4616v5647" svg:viewBox="0 0 1 5648">
          <text:p/>
        </draw:connector>
        <draw:connector draw:style-name="gr24" draw:text-style-name="P1" draw:layer="layout" draw:type="line" svg:x1="2.257cm" svg:y1="4.617cm" svg:x2="2.257cm" svg:y2="10.264cm" svg:d="M2257 4617v5647" svg:viewBox="0 0 1 5648">
          <text:p/>
        </draw:connector>
        <draw:connector draw:style-name="gr24" draw:text-style-name="P1" draw:layer="layout" draw:type="line" svg:x1="3.263cm" svg:y1="4.618cm" svg:x2="3.263cm" svg:y2="10.265cm" svg:d="M3263 4618v5647" svg:viewBox="0 0 1 5648">
          <text:p/>
        </draw:connector>
        <draw:connector draw:style-name="gr24" draw:text-style-name="P1" draw:layer="layout" draw:type="line" svg:x1="4.27cm" svg:y1="4.619cm" svg:x2="4.27cm" svg:y2="10.266cm" svg:d="M4270 4619v5647" svg:viewBox="0 0 1 5648">
          <text:p/>
        </draw:connector>
        <draw:connector draw:style-name="gr24" draw:text-style-name="P1" draw:layer="layout" draw:type="line" svg:x1="5.276cm" svg:y1="4.62cm" svg:x2="5.276cm" svg:y2="10.267cm" svg:d="M5276 4620v5647" svg:viewBox="0 0 1 5648">
          <text:p/>
        </draw:connector>
        <draw:connector draw:style-name="gr24" draw:text-style-name="P1" draw:layer="layout" draw:type="line" svg:x1="6.283cm" svg:y1="4.621cm" svg:x2="6.283cm" svg:y2="10.268cm" svg:d="M6283 4621v5647" svg:viewBox="0 0 1 5648">
          <text:p/>
        </draw:connector>
        <draw:path draw:style-name="gr25" draw:text-style-name="P1" draw:layer="layout" svg:width="6.749cm" svg:height="4.468cm" draw:transform="rotate (-1.5707963267949) translate (5.9699349112426cm 5.25cm)" svg:viewBox="0 0 6750 4469" svg:d="M0 4469c2750 0 2500-2500 2500-2500 0 0-250-2750 2000-1750s2250 2750 2250 2750">
          <text:p/>
        </draw:path>
        <draw:connector draw:style-name="gr22" draw:text-style-name="P1" xml:id="id4" draw:id="id4" draw:layer="layout" draw:type="line" svg:x1="10.781cm" svg:y1="10.293cm" svg:x2="10.781cm" svg:y2="4.499cm" svg:d="M10781 10293v-5794" svg:viewBox="0 0 1 5795">
          <text:p/>
        </draw:connector>
        <draw:connector draw:style-name="gr23" draw:text-style-name="P1" draw:layer="layout" draw:type="line" svg:x1="10.781cm" svg:y1="10.293cm" svg:x2="17.608cm" svg:y2="10.293cm" draw:start-shape="id4" draw:start-glue-point="2" svg:d="M10781 10293h6827" svg:viewBox="0 0 6828 1">
          <text:p/>
        </draw:connector>
        <draw:frame draw:style-name="gr7" draw:text-style-name="P5" draw:layer="layout" svg:width="1.056cm" svg:height="0.962cm" svg:x="17.55cm" svg:y="9.789cm">
          <draw:text-box>
            <text:p><text:span text:style-name="T11">θ</text:span><text:span text:style-name="T12">1</text:span></text:p>
          </draw:text-box>
        </draw:frame>
        <draw:frame draw:style-name="gr7" draw:text-style-name="P5" draw:layer="layout" svg:width="1.056cm" svg:height="0.962cm" svg:x="10.244cm" svg:y="3.501cm">
          <draw:text-box>
            <text:p><text:span text:style-name="T11">θ</text:span><text:span text:style-name="T12">2</text:span></text:p>
          </draw:text-box>
        </draw:frame>
        <draw:connector draw:style-name="gr24" draw:text-style-name="P1" draw:layer="layout" draw:type="line" svg:x1="16.438cm" svg:y1="5.649cm" svg:x2="10.791cm" svg:y2="5.647cm" svg:d="M16438 5649l-5647-2" svg:viewBox="0 0 5648 3">
          <text:p/>
        </draw:connector>
        <draw:connector draw:style-name="gr24" draw:text-style-name="P1" draw:layer="layout" draw:type="line" svg:x1="16.438cm" svg:y1="6.685cm" svg:x2="10.791cm" svg:y2="6.683cm" svg:d="M16438 6685l-5647-2" svg:viewBox="0 0 5648 3">
          <text:p/>
        </draw:connector>
        <draw:connector draw:style-name="gr24" draw:text-style-name="P1" draw:layer="layout" draw:type="line" svg:x1="16.438cm" svg:y1="7.685cm" svg:x2="10.791cm" svg:y2="7.683cm" svg:d="M16438 7685l-5647-2" svg:viewBox="0 0 5648 3">
          <text:p/>
        </draw:connector>
        <draw:connector draw:style-name="gr24" draw:text-style-name="P1" draw:layer="layout" draw:type="line" svg:x1="16.438cm" svg:y1="8.685cm" svg:x2="10.791cm" svg:y2="8.683cm" svg:d="M16438 8685l-5647-2" svg:viewBox="0 0 5648 3">
          <text:p/>
        </draw:connector>
        <draw:connector draw:style-name="gr24" draw:text-style-name="P1" draw:layer="layout" draw:type="line" svg:x1="16.437cm" svg:y1="9.685cm" svg:x2="10.79cm" svg:y2="9.683cm" svg:d="M16437 9685l-5647-2" svg:viewBox="0 0 5648 3">
          <text:p/>
        </draw:connector>
        <draw:connector draw:style-name="gr24" draw:text-style-name="P1" draw:layer="layout" draw:type="line" svg:x1="16.438cm" svg:y1="5.149cm" svg:x2="10.791cm" svg:y2="5.147cm" svg:d="M16438 5149l-5647-2" svg:viewBox="0 0 5648 3">
          <text:p/>
        </draw:connector>
        <draw:connector draw:style-name="gr24" draw:text-style-name="P1" draw:layer="layout" draw:type="line" svg:x1="16.438cm" svg:y1="6.149cm" svg:x2="10.791cm" svg:y2="6.147cm" svg:d="M16438 6149l-5647-2" svg:viewBox="0 0 5648 3">
          <text:p/>
        </draw:connector>
        <draw:connector draw:style-name="gr24" draw:text-style-name="P1" draw:layer="layout" draw:type="line" svg:x1="16.438cm" svg:y1="7.149cm" svg:x2="10.791cm" svg:y2="7.147cm" svg:d="M16438 7149l-5647-2" svg:viewBox="0 0 5648 3">
          <text:p/>
        </draw:connector>
        <draw:connector draw:style-name="gr24" draw:text-style-name="P1" draw:layer="layout" draw:type="line" svg:x1="16.438cm" svg:y1="8.149cm" svg:x2="10.791cm" svg:y2="8.147cm" svg:d="M16438 8149l-5647-2" svg:viewBox="0 0 5648 3">
          <text:p/>
        </draw:connector>
        <draw:connector draw:style-name="gr24" draw:text-style-name="P1" draw:layer="layout" draw:type="line" svg:x1="16.438cm" svg:y1="9.149cm" svg:x2="10.791cm" svg:y2="9.147cm" svg:d="M16438 9149l-5647-2" svg:viewBox="0 0 5648 3">
          <text:p/>
        </draw:connector>
        <draw:connector draw:style-name="gr24" draw:text-style-name="P1" draw:layer="layout" draw:type="line" svg:x1="16.438cm" svg:y1="10.149cm" svg:x2="10.791cm" svg:y2="10.147cm" svg:d="M16438 10149l-5647-2" svg:viewBox="0 0 5648 3">
          <text:p/>
        </draw:connector>
        <draw:path draw:style-name="gr25" draw:text-style-name="P1" draw:layer="layout" svg:width="6.749cm" svg:height="4.468cm" draw:transform="rotate (-1.5707963267949) translate (15.9699349112426cm 5.251cm)" svg:viewBox="0 0 6750 4469" svg:d="M0 4469c2750 0 2500-2500 2500-2500 0 0-250-2750 2000-1750s2250 2750 2250 2750">
          <text:p/>
        </draw:path>
        <draw:connector draw:style-name="gr22" draw:text-style-name="P1" xml:id="id5" draw:id="id5" draw:layer="layout" draw:type="line" svg:x1="19.781cm" svg:y1="10.294cm" svg:x2="19.781cm" svg:y2="4.5cm" svg:d="M19781 10294v-5794" svg:viewBox="0 0 1 5795">
          <text:p/>
        </draw:connector>
        <draw:connector draw:style-name="gr23" draw:text-style-name="P1" draw:layer="layout" draw:type="line" svg:x1="19.781cm" svg:y1="10.294cm" svg:x2="26.608cm" svg:y2="10.294cm" draw:start-shape="id5" draw:start-glue-point="2" svg:d="M19781 10294h6827" svg:viewBox="0 0 6828 1">
          <text:p/>
        </draw:connector>
        <draw:frame draw:style-name="gr7" draw:text-style-name="P5" draw:layer="layout" svg:width="1.056cm" svg:height="0.962cm" svg:x="26.55cm" svg:y="9.79cm">
          <draw:text-box>
            <text:p><text:span text:style-name="T11">θ</text:span><text:span text:style-name="T12">1</text:span></text:p>
          </draw:text-box>
        </draw:frame>
        <draw:frame draw:style-name="gr7" draw:text-style-name="P5" draw:layer="layout" svg:width="1.056cm" svg:height="0.962cm" svg:x="19.244cm" svg:y="3.502cm">
          <draw:text-box>
            <text:p><text:span text:style-name="T11">θ</text:span><text:span text:style-name="T12">2</text:span></text:p>
          </draw:text-box>
        </draw:frame>
        <draw:path draw:style-name="gr25" draw:text-style-name="P1" draw:layer="layout" svg:width="6.749cm" svg:height="4.468cm" draw:transform="rotate (-1.5707963267949) translate (24.9699349112426cm 5.252cm)" svg:viewBox="0 0 6750 4469" svg:d="M0 4469c2750 0 2500-2500 2500-2500 0 0-250-2750 2000-1750s2250 2750 2250 2750">
          <text:p/>
        </draw:path>
        <draw:custom-shape draw:style-name="gr4" draw:text-style-name="P2" draw:layer="layout" svg:width="0.15cm" svg:height="0.15cm" svg:x="1.681cm" svg:y="6.4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82cm" svg:y="7.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683cm" svg:y="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3.191cm" svg:y="7.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3.701cm" svg:y="7.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202cm" svg:y="7.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4.704cm" svg:y="7.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705cm" svg:y="8.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706cm" svg:y="9.6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5.202cm" svg:y="7.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49cm" svg:y="10.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871cm" svg:y="9.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594cm" svg:y="8.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2.118cm" svg:y="7.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1.535cm" svg:y="6.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1.733cm" svg:y="6.6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3.109cm" svg:y="7.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88cm" svg:y="8.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5.699cm" svg:y="9.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675cm" svg:y="6.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176cm" svg:y="7.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712cm" svg:y="7.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2.178cm" svg:y="7.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2.709cm" svg:y="7.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3.175cm" svg:y="7.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3.705cm" svg:y="7.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706cm" svg:y="8.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707cm" svg:y="9.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175cm" svg:y="7.8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491cm" svg:y="10.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872cm" svg:y="9.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595cm" svg:y="8.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1.119cm" svg:y="7.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536cm" svg:y="6.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734cm" svg:y="6.6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2.11cm" svg:y="7.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881cm" svg:y="8.6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4.7cm" svg:y="9.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11.441cm" svg:y="5.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5cm" svg:height="0.15cm" svg:x="20.442cm" svg:y="5.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rivzeto">
        <draw:line draw:style-name="gr26" draw:text-style-name="P1" draw:layer="layout" svg:x1="7.366cm" svg:y1="9.076cm" svg:x2="19.858cm" svg:y2="14.502cm">
          <text:p/>
        </draw:line>
        <draw:line draw:style-name="gr27" draw:text-style-name="P1" draw:layer="layout" svg:x1="7.366cm" svg:y1="9.076cm" svg:x2="15.108cm" svg:y2="2.502cm">
          <text:p/>
        </draw:line>
        <draw:line draw:style-name="gr28" draw:text-style-name="P1" draw:layer="layout" svg:x1="7.366cm" svg:y1="9.076cm" svg:x2="7.358cm" svg:y2="2.002cm">
          <text:p/>
        </draw:line>
        <draw:frame draw:style-name="gr29" draw:text-style-name="P1" draw:layer="layout" svg:width="12.66cm" svg:height="8.75cm" svg:x="8.59cm" svg:y="3.576cm">
          <draw:image xlink:href="Pictures/100000010000077400000526F5EEFD4B005D4F2E.png" xlink:type="simple" xlink:show="embed" xlink:actuate="onLoad" draw:mime-type="image/png">
            <text:p/>
          </draw:image>
        </draw:frame>
        <draw:custom-shape draw:style-name="gr4" draw:text-style-name="P2" draw:layer="layout" svg:width="0.197cm" svg:height="0.207cm" svg:x="17.504cm" svg:y="6.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197cm" svg:height="0.207cm" svg:x="20.763cm" svg:y="11.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9" draw:layer="layout" svg:width="0.197cm" svg:height="0.207cm" svg:x="9.365cm" svg:y="5.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5" draw:layer="layout" svg:width="1.056cm" svg:height="1cm" svg:x="15.03cm" svg:y="1.739cm">
          <draw:text-box>
            <text:p><text:span text:style-name="T11">θ</text:span><text:span text:style-name="T12">1</text:span></text:p>
          </draw:text-box>
        </draw:frame>
        <draw:frame draw:style-name="gr31" draw:text-style-name="P5" draw:layer="layout" svg:width="1.056cm" svg:height="1cm" svg:x="6.885cm" svg:y="1cm">
          <draw:text-box>
            <text:p><text:span text:style-name="T11">θ</text:span><text:span text:style-name="T12">2</text:span></text:p>
          </draw:text-box>
        </draw:frame>
        <draw:frame draw:style-name="gr31" draw:text-style-name="P5" draw:layer="layout" svg:width="1.056cm" svg:height="1cm" svg:x="19.885cm" svg:y="14cm">
          <draw:text-box>
            <text:p><text:span text:style-name="T13">t</text:span></text:p>
          </draw:text-box>
        </draw:frame>
        <draw:frame draw:style-name="gr19" draw:text-style-name="P5" draw:layer="layout" svg:width="1.25cm" svg:height="1.25cm" svg:x="21.018cm" svg:y="10.942cm">
          <draw:text-box>
            <text:p>D</text:p>
          </draw:text-box>
        </draw:frame>
        <draw:frame draw:style-name="gr19" draw:text-style-name="P5" draw:layer="layout" svg:width="1.25cm" svg:height="1.25cm" svg:x="17.786cm" svg:y="6.058cm">
          <draw:text-box>
            <text:p>C</text:p>
          </draw:text-box>
        </draw:frame>
        <draw:frame draw:style-name="gr19" draw:text-style-name="P10" draw:layer="layout" svg:width="1.25cm" svg:height="1.25cm" svg:x="9.409cm" svg:y="5.16cm">
          <draw:text-box>
            <text:p><text:span text:style-name="T8">A</text:span></text:p>
          </draw:text-box>
        </draw:frame>
        <draw:frame draw:style-name="gr19" draw:text-style-name="P5" draw:layer="layout" svg:width="1.25cm" svg:height="1.25cm" svg:x="12.873cm" svg:y="2.739cm">
          <draw:text-box>
            <text:p>B</text:p>
          </draw:text-box>
        </draw:frame>
        <draw:line draw:style-name="gr32" draw:text-style-name="P1" draw:layer="layout" svg:x1="8.243cm" svg:y1="9.165cm" svg:x2="7.788cm" svg:y2="9.586cm">
          <text:p/>
        </draw:line>
        <draw:line draw:style-name="gr32" draw:text-style-name="P1" draw:layer="layout" svg:x1="9.83cm" svg:y1="9.85cm" svg:x2="9.375cm" svg:y2="10.271cm">
          <text:p/>
        </draw:line>
        <draw:line draw:style-name="gr32" draw:text-style-name="P1" draw:layer="layout" svg:x1="14.25cm" svg:y1="11.76cm" svg:x2="13.795cm" svg:y2="12.181cm">
          <text:p/>
        </draw:line>
        <draw:line draw:style-name="gr32" draw:text-style-name="P1" draw:layer="layout" svg:x1="18.955cm" svg:y1="13.824cm" svg:x2="18.5cm" svg:y2="14.245cm">
          <text:p/>
        </draw:line>
        <draw:frame draw:style-name="gr31" draw:text-style-name="P5" draw:layer="layout" svg:width="1.056cm" svg:height="1cm" svg:x="7.089cm" svg:y="9.215cm">
          <draw:text-box>
            <text:p><text:span text:style-name="T11">t</text:span><text:span text:style-name="T12">a</text:span></text:p>
          </draw:text-box>
        </draw:frame>
        <draw:frame draw:style-name="gr31" draw:text-style-name="P5" draw:layer="layout" svg:width="1.056cm" svg:height="1cm" svg:x="8.698cm" svg:y="9.943cm">
          <draw:text-box>
            <text:p><text:span text:style-name="T11">t</text:span><text:span text:style-name="T12">b</text:span></text:p>
          </draw:text-box>
        </draw:frame>
        <draw:frame draw:style-name="gr31" draw:text-style-name="P5" draw:layer="layout" svg:width="1.056cm" svg:height="1cm" svg:x="13.157cm" svg:y="11.824cm">
          <draw:text-box>
            <text:p><text:span text:style-name="T11">t</text:span><text:span text:style-name="T12">c</text:span></text:p>
          </draw:text-box>
        </draw:frame>
        <draw:frame draw:style-name="gr31" draw:text-style-name="P5" draw:layer="layout" svg:width="1.056cm" svg:height="1cm" svg:x="17.837cm" svg:y="13.892cm">
          <draw:text-box>
            <text:p><text:span text:style-name="T11">t</text:span><text:span text:style-name="T12">d</text:span></text:p>
          </draw:text-box>
        </draw:frame>
      </draw:page>
      <draw:page draw:name="page6" draw:style-name="dp1" draw:master-page-name="Privzeto">
        <draw:line draw:style-name="gr26" draw:text-style-name="P1" draw:layer="layout" svg:x1="0.675cm" svg:y1="9.321cm" svg:x2="12.979cm" svg:y2="14.573cm">
          <text:p/>
        </draw:line>
        <draw:line draw:style-name="gr27" draw:text-style-name="P1" draw:layer="layout" svg:x1="0.675cm" svg:y1="9.321cm" svg:x2="6.444cm" svg:y2="4.495cm">
          <text:p/>
        </draw:line>
        <draw:line draw:style-name="gr28" draw:text-style-name="P1" draw:layer="layout" svg:x1="0.675cm" svg:y1="9.321cm" svg:x2="0.694cm" svg:y2="1.745cm">
          <text:p/>
        </draw:line>
        <draw:frame draw:style-name="gr31" draw:text-style-name="P5" draw:layer="layout" svg:width="1.056cm" svg:height="1cm" svg:x="0.209cm" svg:y="0.75cm">
          <draw:text-box>
            <text:p><text:span text:style-name="T11">θ</text:span><text:span text:style-name="T12">2</text:span></text:p>
          </draw:text-box>
        </draw:frame>
        <draw:frame draw:style-name="gr31" draw:text-style-name="P5" draw:layer="layout" svg:width="1.056cm" svg:height="1cm" svg:x="6.288cm" svg:y="3.547cm">
          <draw:text-box>
            <text:p><text:span text:style-name="T11">θ</text:span><text:span text:style-name="T12">1</text:span></text:p>
          </draw:text-box>
        </draw:frame>
        <draw:frame draw:style-name="gr31" draw:text-style-name="P5" draw:layer="layout" svg:width="1.056cm" svg:height="1cm" svg:x="13.194cm" svg:y="14.271cm">
          <draw:text-box>
            <text:p><text:span text:style-name="T13">t</text:span></text:p>
          </draw:text-box>
        </draw:frame>
        <draw:line draw:style-name="gr26" draw:text-style-name="P1" draw:layer="layout" svg:x1="14.222cm" svg:y1="9.322cm" svg:x2="26.526cm" svg:y2="14.574cm">
          <text:p/>
        </draw:line>
        <draw:line draw:style-name="gr27" draw:text-style-name="P1" draw:layer="layout" svg:x1="14.222cm" svg:y1="9.322cm" svg:x2="19.991cm" svg:y2="4.496cm">
          <text:p/>
        </draw:line>
        <draw:line draw:style-name="gr28" draw:text-style-name="P1" draw:layer="layout" svg:x1="14.222cm" svg:y1="9.322cm" svg:x2="14.241cm" svg:y2="1.746cm">
          <text:p/>
        </draw:line>
        <draw:frame draw:style-name="gr31" draw:text-style-name="P5" draw:layer="layout" svg:width="1.056cm" svg:height="1cm" svg:x="13.756cm" svg:y="0.751cm">
          <draw:text-box>
            <text:p><text:span text:style-name="T11">θ</text:span><text:span text:style-name="T12">2</text:span></text:p>
          </draw:text-box>
        </draw:frame>
        <draw:frame draw:style-name="gr31" draw:text-style-name="P5" draw:layer="layout" svg:width="1.056cm" svg:height="1cm" svg:x="19.835cm" svg:y="3.548cm">
          <draw:text-box>
            <text:p><text:span text:style-name="T11">θ</text:span><text:span text:style-name="T12">1</text:span></text:p>
          </draw:text-box>
        </draw:frame>
        <draw:frame draw:style-name="gr31" draw:text-style-name="P5" draw:layer="layout" svg:width="1.056cm" svg:height="1cm" svg:x="26.741cm" svg:y="14.272cm">
          <draw:text-box>
            <text:p><text:span text:style-name="T13">t</text:span></text:p>
          </draw:text-box>
        </draw:frame>
        <draw:frame draw:style-name="gr29" draw:text-style-name="P1" draw:layer="layout" svg:width="11.478cm" svg:height="5.75cm" svg:x="2.25cm" svg:y="5.25cm">
          <draw:image xlink:href="Pictures/100000010000042C0000021721C417CB2A1F5E67.png" xlink:type="simple" xlink:show="embed" xlink:actuate="onLoad" draw:mime-type="image/png">
            <text:p/>
          </draw:image>
        </draw:frame>
        <draw:frame draw:style-name="gr29" draw:text-style-name="P1" draw:layer="layout" svg:width="11.524cm" svg:height="5.742cm" svg:x="15.726cm" svg:y="5.25cm">
          <draw:image xlink:href="Pictures/1000000100000361000001AFBF34357917BDEA98.png" xlink:type="simple" xlink:show="embed" xlink:actuate="onLoad" draw:mime-type="image/png">
            <text:p/>
          </draw:image>
        </draw:frame>
      </draw:page>
      <draw:page draw:name="page7" draw:style-name="dp1" draw:master-page-name="Privzeto">
        <draw:frame draw:style-name="gr33" draw:text-style-name="P8" draw:layer="layout" svg:width="7.577cm" svg:height="11.692cm" svg:x="10.806cm" svg:y="2.15cm">
          <draw:image xlink:href="Pictures/10000001000000D400000147A471B62D9EFA199E.png" xlink:type="simple" xlink:show="embed" xlink:actuate="onLoad" draw:mime-type="image/png">
            <text:p/>
          </draw:image>
        </draw:frame>
        <draw:connector draw:style-name="gr9" draw:text-style-name="P1" draw:layer="layout" draw:type="line" svg:x1="8.704cm" svg:y1="8.003cm" svg:x2="19.923cm" svg:y2="8.01cm" svg:d="M8704 8003l11219 7" svg:viewBox="0 0 11220 8">
          <text:p/>
        </draw:connector>
        <draw:connector draw:style-name="gr10" draw:text-style-name="P1" draw:layer="layout" draw:type="line" svg:x1="12.655cm" svg:y1="14.819cm" svg:x2="12.583cm" svg:y2="1.15cm" svg:d="M12655 14819l-72-13669" svg:viewBox="0 0 73 13670">
          <text:p/>
        </draw:connector>
        <draw:frame draw:style-name="gr7" draw:text-style-name="P5" draw:layer="layout" svg:width="1.056cm" svg:height="0.962cm" svg:x="19.833cm" svg:y="7.478cm">
          <draw:text-box>
            <text:p>x</text:p>
          </draw:text-box>
        </draw:frame>
        <draw:frame draw:style-name="gr7" draw:text-style-name="P5" draw:layer="layout" svg:width="1.056cm" svg:height="0.962cm" svg:x="12.173cm" svg:y="0.198cm">
          <draw:text-box>
            <text:p>y</text:p>
          </draw:text-box>
        </draw:frame>
        <draw:frame draw:style-name="gr7" draw:text-style-name="P13" draw:layer="layout" svg:width="4.02cm" svg:height="0.962cm" svg:x="19.75cm" svg:y="3cm">
          <draw:text-box>
            <text:p text:style-name="P12"><text:span text:style-name="T14">Notranji meji</text:span></text:p>
          </draw:text-box>
        </draw:frame>
        <draw:line draw:style-name="gr34" draw:text-style-name="P1" draw:layer="layout" svg:x1="19.75cm" svg:y1="3.5cm" svg:x2="14.25cm" svg:y2="4.75cm">
          <text:p/>
        </draw:line>
        <draw:line draw:style-name="gr34" draw:text-style-name="P1" draw:layer="layout" svg:x1="19.75cm" svg:y1="3.5cm" svg:x2="14.25cm" svg:y2="11.25cm">
          <text:p/>
        </draw:line>
        <draw:frame draw:style-name="gr7" draw:text-style-name="P13" draw:layer="layout" svg:width="4.337cm" svg:height="0.962cm" svg:x="4cm" svg:y="3.25cm">
          <draw:text-box>
            <text:p text:style-name="P12"><text:span text:style-name="T14">Zunanja meja</text:span></text:p>
          </draw:text-box>
        </draw:frame>
        <draw:line draw:style-name="gr35" draw:text-style-name="P1" draw:layer="layout" svg:x1="8.25cm" svg:y1="3.75cm" svg:x2="10.546cm" svg:y2="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Liki" draw:style="rectangular" draw:cx="50%" draw:cy="50%" draw:start-color="#cccccc" draw:end-color="#ffffff" draw:start-intensity="100%" draw:end-intensity="100%" draw:angle="0deg" draw:border="0%"/>
    <draw:gradient draw:name="Zapolnjeno" draw:style="linear" draw:start-color="#ffffff" draw:end-color="#cccccc" draw:start-intensity="100%" draw:end-intensity="100%" draw:angle="30deg" draw:border="0%"/>
    <draw:gradient draw:name="Zapolnjeno_20_modro" draw:display-name="Zapolnjeno modro" draw:style="linear" draw:start-color="#729fcf" draw:end-color="#355269" draw:start-intensity="100%" draw:end-intensity="100%" draw:angle="30deg" draw:border="0%"/>
    <draw:gradient draw:name="Zapolnjeno_20_rdeče" draw:display-name="Zapolnjeno rdeče" draw:style="linear" draw:start-color="#ff6d6d" draw:end-color="#c9211e" draw:start-intensity="100%" draw:end-intensity="100%" draw:angle="30deg" draw:border="0%"/>
    <draw:gradient draw:name="Zapolnjeno_20_rumeno" draw:display-name="Zapolnjeno rumeno" draw:style="linear" draw:start-color="#ffde59" draw:end-color="#b47804" draw:start-intensity="100%" draw:end-intensity="100%" draw:angle="30deg" draw:border="0%"/>
    <draw:gradient draw:name="Zapolnjeno_20_zeleno" draw:display-name="Zapolnjeno zeleno" draw:style="linear" draw:start-color="#77bc65" draw:end-color="#127622" draw:start-intensity="100%" draw:end-intensity="100%" draw:angle="30deg" draw:border="0%"/>
    <draw:marker draw:name="Arrow" svg:viewBox="0 0 20 30" svg:d="M10 0l-10 30h20z"/>
    <draw:marker draw:name="Puščice_20_10" draw:display-name="Puščice 10" svg:viewBox="0 0 20 20" svg:d="M0 20l10-20 10 20z"/>
    <draw:marker draw:name="Puščice_20_13" draw:display-name="Puščice 13" svg:viewBox="0 0 20 20" svg:d="M0 20l10-20 10 20z"/>
    <draw:marker draw:name="Puščice_20_14" draw:display-name="Puščice 14" svg:viewBox="0 0 20 20" svg:d="M0 20l10-20 10 20z"/>
    <draw:marker draw:name="Puščice_20_15" draw:display-name="Puščice 15" svg:viewBox="0 0 20 20" svg:d="M0 20l10-20 10 20z"/>
    <draw:marker draw:name="Puščice_20_16" draw:display-name="Puščice 16" svg:viewBox="0 0 20 20" svg:d="M0 20l10-20 10 20z"/>
    <draw:marker draw:name="Puščice_20_17" draw:display-name="Puščice 17" svg:viewBox="0 0 20 20" svg:d="M0 20l10-20 10 20z"/>
    <draw:marker draw:name="Puščice_20_18" draw:display-name="Puščice 18" svg:viewBox="0 0 20 20" svg:d="M0 20l10-20 10 20z"/>
    <draw:marker draw:name="Puščice_20_19" draw:display-name="Puščice 19" svg:viewBox="0 0 20 20" svg:d="M0 20l10-20 10 20z"/>
    <draw:marker draw:name="Puščice_20_20" draw:display-name="Puščice 20" svg:viewBox="0 0 20 20" svg:d="M0 20l10-20 10 20z"/>
    <draw:marker draw:name="Puščice_20_4" draw:display-name="Puščice 4" svg:viewBox="0 0 20 20" svg:d="M0 20l10-20 10 20z"/>
    <draw:marker draw:name="Puščice_20_5" draw:display-name="Puščice 5" svg:viewBox="0 0 20 20" svg:d="M0 20l10-20 10 20z"/>
    <draw:marker draw:name="Puščice_20_6" draw:display-name="Puščice 6" svg:viewBox="0 0 20 20" svg:d="M0 20l10-20 10 20z"/>
    <draw:marker draw:name="Puščice_20_7" draw:display-name="Puščice 7" svg:viewBox="0 0 20 20" svg:d="M0 20l10-20 10 20z"/>
    <draw:marker draw:name="Puščice_20_8" draw:display-name="Puščice 8" svg:viewBox="0 0 1131 1131" svg:d="M462 1118l-102-29-102-51-93-72-72-93-51-102-29-102-13-105 13-102 29-106 51-102 72-89 93-72 102-50 102-34 106-9 101 9 106 34 98 50 93 72 72 89 51 102 29 106 13 102-13 105-29 102-51 102-72 93-93 72-98 51-106 29-101 13z"/>
    <draw:marker draw:name="Puščice_20_9" draw:display-name="Puščice 9"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Predmet_20_brez_20_polnila_20_in_20_brez_20_črt" style:display-name="Predmet brez polnila in brez črt"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Liki"/>
      <style:text-properties fo:font-size="14pt" fo:font-weight="bold"/>
    </style:style>
    <style:style style:name="Filled" style:family="graphic" style:parent-style-name="Shapes">
      <style:graphic-properties draw:fill="gradient" draw:fill-gradient-name="Zapolnjeno"/>
    </style:style>
    <style:style style:name="Filled_20_Blue" style:display-name="Filled Blue" style:family="graphic" style:parent-style-name="Filled">
      <style:graphic-properties draw:fill-gradient-name="Zapolnjeno_20_modro"/>
      <style:text-properties fo:color="#ffffff" loext:opacity="100%"/>
    </style:style>
    <style:style style:name="Filled_20_Green" style:display-name="Filled Green" style:family="graphic" style:parent-style-name="Filled">
      <style:graphic-properties draw:fill-gradient-name="Zapolnjeno_20_zel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Zapolnjeno_20_rdeče"/>
      <style:text-properties fo:color="#ffffff" loext:opacity="100%"/>
    </style:style>
    <style:style style:name="Filled_20_Yellow" style:display-name="Filled Yellow" style:family="graphic" style:parent-style-name="Filled">
      <style:graphic-properties draw:fill-gradient-name="Zapolnjeno_20_rum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ivzet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2T13:49:31.211918210</meta:creation-date>
    <dc:date>2023-09-09T14:51:28.303155291</dc:date>
    <meta:editing-duration>P3DT1H39M20S</meta:editing-duration>
    <meta:editing-cycles>20</meta:editing-cycles>
    <meta:generator>LibreOffice/7.3.7.2$Linux_X86_64 LibreOffice_project/30$Build-2</meta:generator>
    <meta:document-statistic meta:object-count="235"/>
  </office:meta>
</office:document-meta>
</file>